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 fo:language="de" fo:country="DE"/>
    </style:style>
    <style:style style:name="P2" style:parent-style-name="Listenabsatz" style:list-style-name="LFO1" style:family="paragraph">
      <style:text-properties fo:font-size="18pt" style:font-size-asian="18pt" style:font-size-complex="18pt" fo:language="de" fo:country="DE"/>
    </style:style>
  </office:automatic-styles>
  <office:body>
    <office:text text:use-soft-page-breaks="true">
      <text:p text:style-name="P1">Installationsanleitung</text:p>
      <text:list text:style-name="LFO1" text:continue-numbering="true">
        <text:list-item>
          <text:p text:style-name="P2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ls Gloor</meta:initial-creator>
    <dc:creator>Gloor, Nils (GIBM)</dc:creator>
    <meta:creation-date>2021-10-23T12:38:00Z</meta:creation-date>
    <dc:date>2021-10-23T12:42:00Z</dc:date>
    <meta:template xlink:href="Normal" xlink:type="simple"/>
    <meta:editing-cycles>1</meta:editing-cycles>
    <meta:editing-duration>PT0S</meta:editing-duration>
    <meta:document-statistic meta:page-count="1" meta:paragraph-count="1" meta:word-count="3" meta:character-count="23" meta:row-count="1" meta:non-whitespace-character-count="21"/>
  </office:meta>
</office:document-meta>
</file>